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Times New Roman'" style:font-family-generic="roma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center" style:justify-single-word="false"/>
    </style:style>
    <style:style style:name="P3" style:family="paragraph" style:parent-style-name="Text_20_body">
      <style:text-properties fo:color="#000000" style:text-position="0% 100%" fo:font-style="normal" fo:font-weight="normal" style:font-name-asian="Times New Roman1" style:font-style-asian="normal" style:font-weight-asian="normal" style:font-name-complex="Times New Roman1" style:font-style-complex="normal" style:font-weight-complex="normal"/>
    </style:style>
    <style:style style:name="P4" style:family="paragraph" style:parent-style-name="Text_20_body">
      <style:text-properties style:use-window-font-color="true" fo:background-color="transparent"/>
    </style:style>
    <style:style style:name="P5" style:family="paragraph" style:parent-style-name="Text_20_body" style:list-style-name="L1"/>
    <style:style style:name="P6" style:family="paragraph" style:parent-style-name="Text_20_body">
      <style:text-properties style:use-window-font-color="true" style:text-position="0% 100%" fo:font-style="normal" fo:background-color="transparent" style:font-style-asian="normal" style:font-style-complex="normal"/>
    </style:style>
    <style:style style:name="P7" style:family="paragraph" style:parent-style-name="Text_20_body" style:list-style-name="L2">
      <style:text-properties style:use-window-font-color="true" style:text-position="0% 100%" fo:font-style="normal" fo:background-color="transparent" style:font-style-asian="normal" style:font-style-complex="normal"/>
    </style:style>
    <style:style style:name="P8" style:family="paragraph" style:parent-style-name="Text_20_body" style:list-style-name="L3">
      <style:text-properties style:use-window-font-color="true" style:text-position="0% 100%" fo:font-style="normal" fo:background-color="transparent" style:font-style-asian="normal" style:font-style-complex="normal"/>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fo:font-style="normal" fo:font-weight="normal" style:font-style-asian="normal" style:font-weight-asian="normal" style:font-style-complex="normal" style:font-weight-complex="normal"/>
    </style:style>
    <style:style style:name="T2" style:family="text">
      <style:text-properties style:text-position="0% 100%" fo:font-style="normal" style:font-style-asian="normal" style:font-style-complex="normal"/>
    </style:style>
    <style:style style:name="T3" style:family="text">
      <style:text-properties style:text-position="0% 100%" fo:font-style="italic" fo:font-weight="normal" style:font-style-asian="italic" style:font-weight-asian="normal" style:font-style-complex="italic" style:font-weight-complex="normal"/>
    </style:style>
    <style:style style:name="T4" style:family="text">
      <style:text-properties style:text-position="0% 100%"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style:text-position="super 58%" fo:font-style="italic" style:font-style-asian="italic" style:font-style-complex="italic"/>
    </style:style>
    <style:style style:name="T7"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rupowanie dokumentów</text:h>
      <text:p text:style-name="Text_20_body">Dokumenty różnią się trochę od innych rodzajów obiektów, szczególnie z punktu widzenia grupowania [4]. Bez wątpienia można powiedzieć, że dwa dokumenty zawierające prawie identyczną sekwencję słów, powinny się znaleźć w jednej grupie. Jednak proces porównywania dokumentów jest bardzo kosztowny. Każde słowo w dokumencie jest kolejnym wymiarem – kolejną cechą w wektorze cech. Dodatkowo konieczna jest obróbka wstępna takich danych. Wyłuskanie treści z plików o różnych formatach i odpowiednie jej zachowanie.</text:p>
      <text:h text:style-name="Heading_20_2" text:outline-level="2">Obróbka wstępna</text:h>
      <text:p text:style-name="Text_20_body">Aby przygotować dokumenty do przetwarzania przez algorytm grupowania danych, należy wykonać kilka niezbędnych kroków.</text:p>
      <text:p text:style-name="Text_20_body"><text:tab/>Pierwszym jest sprowadzenie dokumentu do surowej formy tekstowej [2]. Wymaga to użycia różnych narzędzi odczytujących rozmaite formaty plików, takie jak pdf, odt, doc czy docx. Następnie dokument może być przefiltrowany – pozbawiony dat, numerów, znaków nieistotnych z punktu widzenia grupowania. Kolejnym krokiem jest sprowadzenie słów w dokumencie do unikalnych form podstawowych, dzięki czemu porównanie dokumentu będzie o wiele łatwiejsze: na przykład odmiany słowa grupowanie (takie jak grupowania, grupowaniem, itp) będą reprezentowane takim samym tematem (np. grupow). Uzyskany zbiór można ponownie przefiltrować, na przykład na podstawie jakiegoś słownika, zawierającego terminy, które w danym języku nie są istotne dla znaczeniu dokumentu.</text:p>
      <text:p text:style-name="Text_20_body"><text:tab/>Po powyższych operacjach można zliczyć liczby wystąpień poszczególnych unikalnych form (w praktyce można to robić jednocześnie z ujednolicaniem form słów – wpływa to na zwiększenie efektywności) i na tej podstawie utworzyć wektor słów dla dokumentu. Gdy już każdy dokument w przetwarzanym zbiorze ma swój wektor słów, to łączy się je w wektor opisujący cały zbiór – zawierający liczbę wystąpień unikalnych form słów w całym zbiorze. Dodatkowo na podstawie takich wektorów można zbudować histogramy dokumentów (lokalne – dla jednego dokumentu i globalne – dla całego zbioru). Na ich podstawie można przeprowadzić dodatkową filtrację, obcinając oba końce histogramu – jako słowa zbyt rzadko i zbyt często występujące, aby mogły stanowić o odpowiednim podziale zbioru dokumentów na mniejsze zbiory. Należy jednocześnie pamiętać, że taka operacja może zaszkodzić podziałowi. Być może w badanym zbiorze początkowym istnieje po prostu nadreprezentacja pewnej kategorii dokumentów, lub bardzo mała reprezentacja innej kategorii. Ucięcie końców histogramu może uniemożliwić identyfikację <text:soft-page-break/>takich zjawisk.</text:p>
      <text:h text:style-name="Heading_20_2" text:outline-level="2">Wektor cech</text:h>
      <text:p text:style-name="P1"><text:span text:style-name="T1">Właściwy wektor cech do porównywania dokumentów buduje się na podstawie indeksu tf*idf (ang. </text:span><text:span text:style-name="T3">Term frequency – inverse document frequency</text:span><text:span text:style-name="T1">). Indeks ten, wyraża się następującym wzorem [1,3]:</text:span></text:p>
      <text:p text:style-name="P2"><draw:frame draw:style-name="fr1" draw:name="Ramka1" text:anchor-type="as-char" svg:y="-0.377cm" svg:width="6.414cm" draw:z-index="0"><draw:text-box fo:min-height="0.483cm"><text:p text:style-name="Drawing"><draw:frame draw:style-name="fr2" draw:name="Obiekt3" text:anchor-type="paragraph" svg:x="0.004cm" svg:y="0.002cm" svg:width="6.414cm" style:rel-width="100%" svg:height="0.483cm" style:rel-height="scale" draw:z-index="1"><draw:object xlink:href="./Object 1" xlink:type="simple" xlink:show="embed" xlink:actuate="onLoad"/><draw:image xlink:href="./ObjectReplacements/Object 1" xlink:type="simple" xlink:show="embed" xlink:actuate="onLoad"/><svg:desc>formuła</svg:desc></draw:frame>Rysunek <text:sequence text:ref-name="refDrawing0" text:name="Drawing" text:formula="ooow:Drawing+1" style:num-format="1">1</text:sequence>: Indeks tf*idf</text:p></draw:text-box></draw:frame></text:p>
      <text:p text:style-name="P1">Gdzie idf to:</text:p>
      <text:p text:style-name="P2"><draw:frame draw:style-name="fr1" draw:name="Ramka2" text:anchor-type="as-char" svg:y="-0.637cm" svg:width="5.486cm" draw:z-index="2"><draw:text-box fo:min-height="1.064cm"><text:p text:style-name="Drawing"><draw:frame draw:style-name="fr2" draw:name="Obiekt4" text:anchor-type="paragraph" svg:x="0.004cm" svg:y="0.002cm" svg:width="5.486cm" style:rel-width="100%" svg:height="1.064cm" style:rel-height="scale" draw:z-index="3"><draw:object xlink:href="./Object 2" xlink:type="simple" xlink:show="embed" xlink:actuate="onLoad"/><draw:image xlink:href="./ObjectReplacements/Object 2" xlink:type="simple" xlink:show="embed" xlink:actuate="onLoad"/><svg:desc>formuła</svg:desc></draw:frame>Rysunek <text:sequence text:ref-name="refDrawing1" text:name="Drawing" text:formula="ooow:Drawing+1" style:num-format="1">2</text:sequence>: Odwrócona częstotliwość dokumentowa</text:p></draw:text-box></draw:frame></text:p>
      <text:p text:style-name="P1">tf to liczba wystąpień słowa w danym dokumencie, D – liczba dokumentów, w których rozpatrywane słowo występuje (lub jeden, jeżeli nie występuje w żadnym dokumencie – żeby nie dzielić przez zero). <text:s/>Dodatkowym zabiegiem przy obliczaniu takiego wektora jest uwzględnienie semantyki słów. Przy pomocy słownika wyrazów bliskoznacznych automat jest w stanie zastąpić różne słowa o podobnym znaczeniu jednym i tym samym, modyfikując odpowiednio wagi w wektorze cech – poprzez dodanie nowych wartości podasz obliczania tf i idf, ewentualnie z wagami, żeby uwzględnić, że dane słowo może mieć trochę inne znaczenie [2]. </text:p>
      <text:p text:style-name="P1"><text:tab/><office:annotation><dc:creator>Zbigniew Tadeusz Manasterski</dc:creator><dc:date>2013-02-07T23:08:26.19</dc:date><text:p text:style-name="P9"><text:span text:style-name="T7">Podać przykład, albo odniesienie do bibliogrrafi [jain] albo coś o dokumentach </text:span></text:p><text:p text:style-name="P9"><text:span text:style-name="T7"/></text:p></office:annotation>Innym często stosowanym zabiegiem jest wykorzystanie słowników terminologii, do pozostawienia w wektorze cech tylko żądanych słów, lub usunięcia niepożądanych. W przypadku zbioru wejściowego w postaci tekstów z dziedziny medycyny, traktujących o różnych nowotworach, pomogłoby to usunąć część treści, które nie dotyczy bezpośrednio nowotworów i umożliwiłoby grupowanie wyłącznie ze względu na rodzaje nowotworów.</text:p>
      <text:h text:style-name="Heading_20_2" text:outline-level="2">Porównanie dokumentów</text:h>
      <text:p text:style-name="Text_20_body">Zwykle wykonuje się porównanie wektorów cech dokumentów (obliczenie odległości pomiędzy nimi) [4]. Jednak istnieją alternatywne metody. </text:p>
      <text:p text:style-name="Text_20_body"><text:tab/>Jedną z możliwości jest zbudowanie wektora cech tylko dla części dokumentu (na przykład dla abstraktu). Spowoduje to zapewne utratę części istotnych informacji, ale znacznie przyspieszy proces grupowania. Pozwoli to użytkownikowi uzyskać mniej dokładne wyniki, ale w krótszym czasie, co może stanowić dużą zaletę rozwiązania. </text:p>
      <text:p text:style-name="Text_20_body"><text:soft-page-break/><text:tab/>Dokumenty takie jak artykuły naukowe często są wzbogacone o słowa kluczowe, dodane przez autorów artykułów, co może stanowić jeszcze lepsze niż abstrakt i jednocześnie wystarczające źródło informacji o tematyce dokumentu. Jednak wykorzystanie cech dokumentów, które są specyficzne dla danego typu dokumentu, wykluczyłoby uniwersalność rozwiązania.</text:p>
      <text:p text:style-name="Text_20_body"><text:tab/>Drugą metodą jest porównywanie dokumentów za pomocą ich bibliografii. Każdy artykuł zawiera odniesienia do innych artykułów, przy czym czasem są to odniesienia pojedyncze, a czasem jedno odniesienie adresowane jest do kilku innych artykułów jednocześnie. Zliczając takie odniesienia w tekście dokumentu, oraz nadając im odpowiednie wagi, zależne od:</text:p>
      <text:list xml:id="list32387973" text:style-name="L1">
        <text:list-item>
          <text:p text:style-name="P5">częstości odniesień do danej pozycji z bibliografii</text:p>
        </text:list-item>
        <text:list-item>
          <text:p text:style-name="P5">liczebności pozycji w ramach jednego odniesienia, w którym występuje interesująca nas pozycja</text:p>
        </text:list-item>
        <text:list-item>
          <text:p text:style-name="P5">miejsce w dokumencie, w którym wystąpiło odniesienie (analiza wyników takiego grupowania mogłaby wykazać, że na przykład ważniejsze są odniesienia ze środkowych rozdziałów, od tych z końcowych – tu jednak pojawia się problem identyfikacji różnych obszarów w dokumencie).</text:p>
        </text:list-item>
      </text:list>
      <text:p text:style-name="Text_20_body">Tak określone wagi można wykorzystać jako odległości pomiędzy dokumentami. Między dwoma artykułami, które nawzajem siebie cytują, odległości mogłyby być różne w zależności od tego, na podstawie którego z nich były liczone. Posiadając takie informacje można zbudować graf sąsiedztwa dokumentów, z wagami które opisywałyby stopień sąsiedztwa – im większy tym dokumenty są bliżej do siebie. </text:p>
      <text:p text:style-name="P3"><text:tab/>W celu zgrupowania takich dokumentów na podstawie jakiejś zadanej kategorii, trzeba byłoby dla części tych dokumentów wprowadzić tagi – słowa kluczowe, lub treść abstraktu. Nadanie takich słownych znaczników tylko części dokumentów w grafie wystarczyłoby, ponieważ reszta oznaczeń propagowałaby się na inne dokumenty na podstawie podobieństwa. Zagadnieniem, które należałoby rozwiązać jest liczba dokumentów, które trzeba oznaczyć w grafie, żeby wyniki grupowania były dobre, oraz dobór takich dokumentów – czy lepiej brać dokumenty znajdujące się w wierzchołkach o wyższych stopniach, czy może lepiej te, które są w wierzchołkach o niskim stopniu.</text:p>
      <text:h text:style-name="Heading_20_3" text:outline-level="3">Algorytm k- średnich</text:h>
      <text:p text:style-name="P4">Algorytm k-średnich jest najczęściej wykorzystywanym algorytmem grupowania dokumentów<office:annotation><dc:creator>Zbigniew Tadeusz Manasterski</dc:creator><dc:date>2013-05-14T22:19:35.25</dc:date><text:p text:style-name="P9"><text:span text:style-name="T7">Tutaj odwołanie do artykułu itereative_icdm2 – już w abstrakcie o tym wspominają</text:span></text:p></office:annotation>. Najczęściej wykorzystywany jest razem z funkcją określającą podobieństwo wektorów na podstawie podobieństwa cosinusowego. Dokładny opis działania takiego algorytmu można znaleźć <text:soft-page-break/>w wielu źródłach<office:annotation><dc:creator>Zbigniew Tadeusz Manasterski</dc:creator><dc:date>2013-05-14T22:34:18.25</dc:date><text:p text:style-name="P9"><text:span text:style-name="T7">Podać jakie źródła</text:span></text:p></office:annotation>. </text:p>
      <text:p text:style-name="P4"><text:tab/>W podstawowej wersji algorytm ten posiada złożoność obliczeniową równą <text:span text:style-name="T5">O(n</text:span><text:span text:style-name="T6">kd+1</text:span><text:span text:style-name="T4">log n)</text:span><text:span text:style-name="T2">,</text:span><text:span text:style-name="T2"><office:annotation><dc:creator>Zbigniew Tadeusz Manasterski</dc:creator><dc:date>2013-05-14T22:40:46.26</dc:date><text:p text:style-name="P9"><text:span text:style-name="T7">Ewentualnie dodać informacje o tym, jak to zostało wyznaczone, odniesienie do bibliografii</text:span></text:p></office:annotation></text:span><text:span text:style-name="T2"> gdzie:</text:span></text:p>
      <text:list xml:id="list32385589" text:style-name="L2">
        <text:list-item>
          <text:p text:style-name="P7">n – liczba obiektów do zgrupowania,</text:p>
        </text:list-item>
        <text:list-item>
          <text:p text:style-name="P7">k – liczba grup oczekiwana na wyjściu algorytmu,</text:p>
        </text:list-item>
        <text:list-item>
          <text:p text:style-name="P7">d – liczba wymiarów wektorów opisujących zadane obiekty.</text:p>
        </text:list-item>
      </text:list>
      <text:p text:style-name="P6">Każdy obiekt trzeba porównać ze wszystkimi środkami (w najgorszym wypadku), w każdej iteracji algorytmu. Na koniec każdej iteracji obliczane są nowe centra grup, które wektorami średnimi ze wszystkich wektorów w danej grupie. Dodatkowo samo porównanie dwóch wektorów to obliczenie ich podobieństwa, czyli w przypadku podobieństwa cosinusowego jest to <text:span text:style-name="T5">d</text:span><text:span text:style-name="T6">2</text:span> operacji. </text:p>
      <text:p text:style-name="P6"/>
      <text:p text:style-name="P6"/>
      <text:list xml:id="list32508636" text:style-name="L3">
        <text:list-item>
          <text:p text:style-name="P8">podobieństwo cosinusowe nie zależy od długości wektorów – dlatego najwydajniej jest obliczać je na podstawie wektorów znormalizowanych mk-cos-euclidean,</text:p>
        </text:list-item>
        <text:list-item>
          <text:p text:style-name="P8">podobieństwo cosinusowe nie spełnia nierówności trójkąta – źródło jak wyżej</text:p>
        </text:list-item>
        <text:list-item text:start-value="1">
          <text:p text:style-name="P8">takie wektory można próbować sprowadzać do wektorów skwantowanych – testy z wartością kwantyzacji, dobieranie heurystycznie na podstawie mediany wartości wszystkich współrzędnych, albo na podstawie średniej wszystkich współrzędnych, albo na podstawie średniej / mediany współrzędnych dla każdego wektora osobn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1" svg:font-family="'Times New Roman', 'Times New Roman'" style:font-family-generic="roma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TakaoPGothic"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default-outline-level="1" style:class="text" style:master-page-name="">
      <style:paragraph-properties fo:margin-top="0.499cm" fo:margin-bottom="0.499cm" fo:line-height="150%" style:page-number="auto" fo:break-before="page"/>
      <style:text-properties fo:font-size="115%" fo:font-weight="bold" style:font-size-asian="115%" style:font-weight-asian="bold" style:font-size-complex="115%" style:font-weight-complex="bold"/>
    </style:style>
    <style:style style:name="Default" style:family="paragraph" style:parent-style-name="Standard" style:master-page-name="">
      <style:paragraph-properties fo:text-align="start" style:justify-single-word="false" fo:hyphenation-ladder-count="no-limit" style:page-number="auto" style:text-autospace="none"/>
      <style:text-properties fo:color="#000000" style:font-name="Times New Roman1" fo:font-size="12pt" style:font-name-asian="Times New Roman1" style:font-size-asian="12pt" style:font-name-complex="Times New Roman1" style:font-size-complex="12pt" fo:hyphenate="true" fo:hyphenation-remain-char-count="2" fo:hyphenation-push-char-count="2"/>
    </style:style>
    <style:style style:name="Heading_20_2" style:display-name="Heading 2" style:family="paragraph" style:parent-style-name="Header" style:next-style-name="Text_20_body" style:default-outline-level="2" style:class="text">
      <style:paragraph-properties fo:margin-top="0.499cm" fo:margin-bottom="0.499cm" fo:line-height="150%"/>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er" style:next-style-name="Text_20_body" style:default-outline-level="3" style:class="text" style:master-page-name="">
      <style:paragraph-properties fo:margin-top="0.499cm" fo:margin-bottom="0.499cm" style:page-number="auto"/>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6T16:43:26</meta:creation-date>
    <meta:editing-duration>P3DT21H44M28S</meta:editing-duration>
    <meta:editing-cycles>21</meta:editing-cycles>
    <meta:generator>LibreOffice/3.4$Win32 LibreOffice_project/340m1$Build-302</meta:generator>
    <dc:date>2013-06-01T12:44:40.51</dc:date>
    <dc:creator>Zbigniew Tadeusz Manasterski</dc:creator>
    <meta:document-statistic meta:table-count="0" meta:image-count="0" meta:object-count="2" meta:page-count="4" meta:paragraph-count="35" meta:word-count="1077" meta:character-count="7913" meta:non-whitespace-character-count="6872"/>
    <meta:user-defined meta:name="Info 1"/>
    <meta:user-defined meta:name="Info 2"/>
    <meta:user-defined meta:name="Info 3"/>
    <meta:user-defined meta:name="Info 4"/>
  </office:meta>
</office:document-meta>
</file>

<file path=Object 1/content.xml><?xml version="1.0" encoding="utf-8"?>
<math xmlns="http://www.w3.org/1998/Math/MathML">
  <semantics>
    <mrow>
      <mrow>
        <mi mathvariant="italic">tf</mi>
        <mo stretchy="false">⋅</mo>
        <mi mathvariant="italic">idf</mi>
      </mrow>
      <mrow>
        <mrow>
          <mo stretchy="false">(</mo>
          <mrow>
            <mi>t</mi>
            <mi>,</mi>
            <mi>d</mi>
            <mi>,</mi>
            <mi>D</mi>
          </mrow>
          <mo stretchy="false">)</mo>
        </mrow>
        <mo stretchy="false">=</mo>
        <mi mathvariant="italic">tf</mi>
      </mrow>
      <mrow>
        <mrow>
          <mo stretchy="false">(</mo>
          <mrow>
            <mi>t</mi>
            <mi>,</mi>
            <mi>d</mi>
          </mrow>
          <mo stretchy="false">)</mo>
        </mrow>
        <mo stretchy="false">×</mo>
        <mi mathvariant="italic">idf</mi>
      </mrow>
      <mrow>
        <mo stretchy="false">(</mo>
        <mrow>
          <mi>t</mi>
          <mi>,</mi>
          <mi>D</mi>
        </mrow>
        <mo stretchy="false">)</mo>
      </mrow>
    </mrow>
    <annotation encoding="StarMath 5.0"> tf cdot idf (t, d, D) = tf(t, d) times idf(t, D)</annotation>
  </semantics>
</math>
</file>

<file path=Object 2/content.xml><?xml version="1.0" encoding="utf-8"?>
<math xmlns="http://www.w3.org/1998/Math/MathML">
  <semantics>
    <mrow>
      <mi mathvariant="italic">idf</mi>
      <mrow>
        <mrow>
          <mo stretchy="false">(</mo>
          <mrow>
            <mi>t</mi>
            <mi>,</mi>
            <mi>D</mi>
          </mrow>
          <mo stretchy="false">)</mo>
        </mrow>
        <mo stretchy="false">=</mo>
        <mi>log</mi>
      </mrow>
      <mrow>
        <mo stretchy="false">(</mo>
        <mrow>
          <mfrac>
            <mrow>
              <mrow>
                <mo stretchy="false">∣</mo>
                <mrow>
                  <mi>D</mi>
                </mrow>
                <mo stretchy="false">∣</mo>
              </mrow>
            </mrow>
            <mrow>
              <mrow>
                <mo stretchy="false">∣</mo>
                <mrow>
                  <mfenced open="{" close="}">
                    <mrow>
                      <mrow>
                        <mi>d</mi>
                        <mo stretchy="false">∈</mo>
                        <mi>D</mi>
                      </mrow>
                      <mi mathvariant="normal">:</mi>
                      <mrow>
                        <mi>t</mi>
                        <mo stretchy="false">∈</mo>
                        <mi>d</mi>
                      </mrow>
                    </mrow>
                  </mfenced>
                </mrow>
                <mo stretchy="false">∣</mo>
              </mrow>
            </mrow>
          </mfrac>
        </mrow>
        <mo stretchy="false">)</mo>
      </mrow>
    </mrow>
    <annotation encoding="StarMath 5.0">idf(t, D) = log({lline D rline } over {lline left lbrace d in D : t in d right rbrace  rline } ) </annotation>
  </semantics>
</math>
</file>